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9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4"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4" office:value-type="float" office:value="125" calcext:value-type="float">
            <text:p>125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table:number-columns-repeated="3"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62.938479085682" calcext:value-type="float">
            <text:p>162.9384790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14:49:20.359853889</dc:date>
    <meta:editing-duration>PT2M30S</meta:editing-duration>
    <meta:editing-cycles>1</meta:editing-cycles>
    <meta:document-statistic meta:table-count="1" meta:cell-count="1200" meta:object-count="0"/>
    <meta:generator>LibreOffice/5.1.6.2$Linux_X86_64 LibreOffice_project/10m0$Build-2</meta:generator>
  </office:meta>
</office:document-meta>
</file>